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375" officeooo:paragraph-rsid="00098375"/>
    </style:style>
    <style:style style:name="P2" style:family="paragraph" style:parent-style-name="Standard">
      <style:text-properties style:font-name="Liberation Serif1" officeooo:rsid="00098375" officeooo:paragraph-rsid="00098375"/>
    </style:style>
    <style:style style:name="P3" style:family="paragraph" style:parent-style-name="Standard">
      <style:text-properties style:font-name="Liberation Serif1" officeooo:rsid="000a586d" officeooo:paragraph-rsid="000a586d"/>
    </style:style>
    <style:style style:name="P4" style:family="paragraph" style:parent-style-name="Standard">
      <style:text-properties style:font-name="Liberation Serif1" officeooo:rsid="000a586d" officeooo:paragraph-rsid="000cd53f"/>
    </style:style>
    <style:style style:name="P5" style:family="paragraph" style:parent-style-name="Standard">
      <style:text-properties style:font-name="Liberation Serif1" officeooo:rsid="00098375" officeooo:paragraph-rsid="000e8dd1"/>
    </style:style>
    <style:style style:name="P6" style:family="paragraph" style:parent-style-name="Standard">
      <style:text-properties style:font-name="Liberation Serif1" officeooo:rsid="000a586d" officeooo:paragraph-rsid="000e8dd1"/>
    </style:style>
    <style:style style:name="P7" style:family="paragraph" style:parent-style-name="Standard">
      <style:text-properties style:font-name="Liberation Serif1" officeooo:rsid="000e8dd1" officeooo:paragraph-rsid="000a586d"/>
    </style:style>
    <style:style style:name="P8" style:family="paragraph" style:parent-style-name="Standard">
      <style:text-properties officeooo:rsid="000a586d" officeooo:paragraph-rsid="000a586d"/>
    </style:style>
    <style:style style:name="P9" style:family="paragraph" style:parent-style-name="Standard">
      <style:text-properties officeooo:paragraph-rsid="000e8dd1"/>
    </style:style>
    <style:style style:name="P10" style:family="paragraph" style:parent-style-name="Standard">
      <style:text-properties officeooo:rsid="000e8dd1" officeooo:paragraph-rsid="000e8dd1"/>
    </style:style>
    <style:style style:name="P11" style:family="paragraph" style:parent-style-name="Standard">
      <style:text-properties officeooo:rsid="000ea497" officeooo:paragraph-rsid="000ea497"/>
    </style:style>
    <style:style style:name="P12" style:family="paragraph" style:parent-style-name="Standard">
      <style:text-properties fo:font-style="italic" officeooo:rsid="000ea497" officeooo:paragraph-rsid="000ea497" style:font-style-asian="italic" style:font-style-complex="italic"/>
    </style:style>
    <style:style style:name="P13" style:family="paragraph" style:parent-style-name="Standard">
      <style:text-properties officeooo:paragraph-rsid="000ea497"/>
    </style:style>
    <style:style style:name="P14" style:family="paragraph" style:parent-style-name="Standard">
      <style:text-properties officeooo:paragraph-rsid="000fac69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98375"/>
    </style:style>
    <style:style style:name="T3" style:family="text">
      <style:text-properties style:font-name="Liberation Serif1" officeooo:rsid="000a586d"/>
    </style:style>
    <style:style style:name="T4" style:family="text">
      <style:text-properties style:font-name="Liberation Serif1" officeooo:rsid="000e8dd1"/>
    </style:style>
    <style:style style:name="T5" style:family="text">
      <style:text-properties style:font-name="Liberation Serif1" officeooo:rsid="000ea497"/>
    </style:style>
    <style:style style:name="T6" style:family="text">
      <style:text-properties style:font-name="Liberation Serif1" fo:font-style="normal" officeooo:rsid="000ea497" style:font-style-asian="normal" style:font-style-complex="normal"/>
    </style:style>
    <style:style style:name="T7" style:family="text">
      <style:text-properties style:font-name="Liberation Serif1" fo:font-style="italic" officeooo:rsid="000ea497" style:font-style-asian="italic" style:font-style-complex="italic"/>
    </style:style>
    <style:style style:name="T8" style:family="text">
      <style:text-properties style:font-name="Liberation Serif1" officeooo:rsid="000fac69"/>
    </style:style>
    <style:style style:name="T9" style:family="text">
      <style:text-properties style:font-name="Liberation Serif1" officeooo:rsid="000fd7de"/>
    </style:style>
    <style:style style:name="T10" style:family="text">
      <style:text-properties style:font-name="Liberation Serif1" officeooo:rsid="0011ceb6"/>
    </style:style>
    <style:style style:name="T11" style:family="text">
      <style:text-properties style:font-name="Liberation Serif1" officeooo:rsid="00154840"/>
    </style:style>
    <style:style style:name="T12" style:family="text">
      <style:text-properties officeooo:rsid="000b7477"/>
    </style:style>
    <style:style style:name="T13" style:family="text">
      <style:text-properties officeooo:rsid="000cd53f"/>
    </style:style>
    <style:style style:name="T14" style:family="text">
      <style:text-properties officeooo:rsid="000e8dd1"/>
    </style:style>
    <style:style style:name="T15" style:family="text">
      <style:text-properties style:text-position="sub 58%" style:font-name="Liberation Serif1"/>
    </style:style>
    <style:style style:name="T16" style:family="text">
      <style:text-properties style:text-position="sub 58%" style:font-name="Liberation Serif1" fo:font-style="normal" officeooo:rsid="000ea497" style:font-style-asian="normal" style:font-style-complex="normal"/>
    </style:style>
    <style:style style:name="T17" style:family="text">
      <style:text-properties style:text-position="0% 100%" style:font-name="Liberation Serif1" fo:font-style="normal" officeooo:rsid="000ea497" style:font-style-asian="normal" style:font-style-complex="normal"/>
    </style:style>
    <style:style style:name="T18" style:family="text">
      <style:text-properties style:text-position="super 58%" style:font-name="Liberation Serif1" fo:font-style="normal" officeooo:rsid="000ea497" style:font-style-asian="normal" style:font-style-complex="normal"/>
    </style:style>
    <style:style style:name="T19" style:family="text">
      <style:text-properties style:text-position="super 58%" style:font-name="Liberation Serif1" officeooo:rsid="000ea497"/>
    </style:style>
    <style:style style:name="T20" style:family="text">
      <style:text-properties officeooo:rsid="000fd7de"/>
    </style:style>
    <style:style style:name="T21" style:family="text">
      <style:text-properties officeooo:rsid="0011ceb6"/>
    </style:style>
    <style:style style:name="T22" style:family="text">
      <style:text-properties officeooo:rsid="001548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cercise 1</text:p>
      <text:p text:style-name="P1">1. 1</text:p>
      <text:p text:style-name="P1"/>
      <text:p text:style-name="P1">a. <text:span text:style-name="T1">λx.(afraid(x, Wookies))</text:span></text:p>
      <text:p text:style-name="P2">b. λx.(∀y typeOfJedi(y) &amp; hate(x, y))</text:p>
      <text:p text:style-name="P2">c. λx.(be(x) | !be(x))</text:p>
      <text:p text:style-name="P2"/>
      <text:p text:style-name="P2">1.2</text:p>
      <text:p text:style-name="P2"/>
      <text:p text:style-name="P2">a.</text:p>
      <text:p text:style-name="P2">[Luke [is-a Jedi]]</text:p>
      <text:p text:style-name="P2">λx.[is-a Jedi] l’</text:p>
      <text:p text:style-name="P5">λF.λx.F jedi’ l’</text:p>
      <text:p text:style-name="P2"/>
      <text:p text:style-name="P2">b.</text:p>
      <text:p text:style-name="P2">[[Luke [and Darth-Vader] fight]</text:p>
      <text:p text:style-name="P3">λ<text:span text:style-name="T12">y</text:span>.λ<text:span text:style-name="T12">x</text:span> [fight] <text:span text:style-name="T14">l’</text:span> <text:span text:style-name="T14">d</text:span>’</text:p>
      <text:p text:style-name="P3">λ<text:span text:style-name="T12">y</text:span>.λ<text:span text:style-name="T12">x</text:span>.λP.(P(x) &amp; P(y)) fight’ l’ <text:span text:style-name="T14">d’</text:span></text:p>
      <text:p text:style-name="P3"/>
      <text:p text:style-name="P3">c.</text:p>
      <text:p text:style-name="P3">[[Every jedi] [hates Darth-Vader]</text:p>
      <text:p text:style-name="P9"><text:span text:style-name="T3">λ</text:span><text:span text:style-name="T4">Q</text:span><text:span text:style-name="T3">.λ</text:span><text:span text:style-name="T4">P</text:span><text:span text:style-name="T3">.∀x(P(x) → Q(x)) [is-a Jedi] [hates Darth-Vader]</text:span></text:p>
      <text:p text:style-name="P6">λ<text:span text:style-name="T14">Q</text:span>.λ<text:span text:style-name="T14">P.</text:span>∀x(P(x) → Q(x)) jedi’ (λzλy hate(y, z) d’)</text:p>
      <text:p text:style-name="P4">λ<text:span text:style-name="T13">z</text:span>.λP.λQ.λy.∀x(P(x) → Q(x)) jedi’ hate(y, z) d’</text:p>
      <text:p text:style-name="P7"/>
      <text:p text:style-name="P3">Would the following also be correct? What would be the difference?</text:p>
      <text:p text:style-name="P3"/>
      <text:p text:style-name="P8"><text:span text:style-name="T1">λP.λQ.∀x(P(x) → Q(x)) </text:span><text:span text:style-name="T2">(</text:span><text:span text:style-name="T1">(</text:span><text:span text:style-name="T2">λF.F) jedi’</text:span><text:span text:style-name="T1">) (λzλy hate(y, z) d’)</text:span></text:p>
      <text:p text:style-name="P8"><text:span text:style-name="T1"/></text:p>
      <text:p text:style-name="P11"><text:span text:style-name="T1">Excercise 2</text:span></text:p>
      <text:p text:style-name="P10"><text:span text:style-name="T1">2.1</text:span></text:p>
      <text:p text:style-name="P10"><text:span text:style-name="T1"/></text:p>
      <text:p text:style-name="P10"><text:span text:style-name="T1">[Every Jedi]</text:span><text:span text:style-name="T15">1</text:span><text:span text:style-name="T1"> and [no woman]</text:span><text:span text:style-name="T15">2</text:span><text:span text:style-name="T1"> [likes Padmé]</text:span><text:span text:style-name="T15">3</text:span><text:span text:style-name="T1">.</text:span></text:p>
      <text:p text:style-name="P14"><text:span text:style-name="T4">Q1-Q3 is monotone increasing </text:span><text:span text:style-name="T8">(</text:span><text:span text:style-name="T11">all Jedi like Padmé and robots </text:span><text:span text:style-name="T8">=&gt; </text:span><text:span text:style-name="T11">all Jedi </text:span><text:span text:style-name="T8">like Padmé)</text:span><text:span text:style-name="T4">, but</text:span></text:p>
      <text:p text:style-name="P14"><text:span text:style-name="T4">Q2-Q3 is monotone decreasing </text:span><text:span text:style-name="T8">(</text:span><text:span text:style-name="T11">no woman likes Padmé</text:span><text:span text:style-name="T9"> </text:span><text:span text:style-name="T8">=&gt; </text:span><text:span text:style-name="T11">no woman likes Padmé and robots</text:span><text:span text:style-name="T8">)</text:span></text:p>
      <text:p text:style-name="P10"><text:span text:style-name="T1">Coordination requires same mononicity.</text:span></text:p>
      <text:p text:style-name="P10"><text:span text:style-name="T5"/></text:p>
      <text:p text:style-name="P11"><text:span text:style-name="T1">2.2</text:span></text:p>
      <text:p text:style-name="P11"><text:span text:style-name="T1"/></text:p>
      <text:p text:style-name="P11"><text:span text:style-name="T1">Luke defeated Darth Vader with his lightsaber using a sneak attack.</text:span></text:p>
      <text:p text:style-name="P12"><text:span text:style-name="T1">iff</text:span></text:p>
      <text:p text:style-name="P13"><text:span text:style-name="T5">[[ ∃e: defeat(e) &amp; agent(e, l’) &amp; patient(e, d’) &amp; instrument(e, lightsaber’) &amp; instrument(e, sneak-attack’) ]]</text:span><text:span text:style-name="T19">M,g</text:span><text:span text:style-name="T5"> = 1</text:span></text:p>
      <text:p text:style-name="P12"><text:span text:style-name="T1">iff</text:span></text:p>
      <text:p text:style-name="P13"><text:span text:style-name="T7">∃</text:span><text:span text:style-name="T6">s∈E: [[defeat(e)]]</text:span><text:span text:style-name="T18">M,g[e/s]</text:span><text:span text:style-name="T6"> = 1 and [[patient(e, d’)]]</text:span><text:span text:style-name="T18">M,g[e/s]</text:span><text:span text:style-name="T6"> = 1 and [[instrument(e. lightsaber’)]]</text:span><text:span text:style-name="T18">M,g[e/s]</text:span><text:span text:style-name="T6"> = 1 and [[instrument(e, sneak-attack’)]]</text:span><text:span text:style-name="T18">M,g[e/s]</text:span><text:span text:style-name="T6"> = 1</text:span></text:p>
      <text:p text:style-name="P12"><text:span text:style-name="T1">iff</text:span></text:p>
      <text:p text:style-name="P13"><text:span text:style-name="T7">∃</text:span><text:span text:style-name="T6">s∈E: s∈V</text:span><text:span text:style-name="T16">M</text:span><text:span text:style-name="T6">(defeat) and &lt;s,V</text:span><text:span text:style-name="T16">M</text:span><text:span text:style-name="T17">(d’)&gt;∈V</text:span><text:span text:style-name="T16">M</text:span><text:span text:style-name="T17">(</text:span><text:span text:style-name="T6">patient) and &lt;s, V</text:span><text:span text:style-name="T16">M</text:span><text:span text:style-name="T17">(lightsaber’)&gt;∈V</text:span><text:span text:style-name="T16">M</text:span><text:span text:style-name="T17">(</text:span><text:span text:style-name="T6">instrument) and &lt;s, V</text:span><text:span text:style-name="T16">M</text:span><text:span text:style-name="T17">(sneak-attack’)&gt;∈V</text:span><text:span text:style-name="T16">M</text:span><text:span text:style-name="T17">(</text:span><text:span text:style-name="T6">instrument)</text:span></text:p>
      <text:p text:style-name="P13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9in" fo:margin-bottom="0.789in" fo:margin-left="0.6811in" fo:margin-right="0.711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19:03:57.933209821</meta:creation-date>
    <dc:date>2020-12-04T00:34:22.535810187</dc:date>
    <meta:editing-duration>PT1H14M33S</meta:editing-duration>
    <meta:editing-cycles>8</meta:editing-cycles>
    <meta:generator>LibreOffice/7.0.2.2$Linux_X86_64 LibreOffice_project/00$Build-2</meta:generator>
    <meta:document-statistic meta:table-count="0" meta:image-count="0" meta:object-count="0" meta:page-count="1" meta:paragraph-count="35" meta:word-count="197" meta:character-count="1307" meta:non-whitespace-character-count="1145"/>
  </office:meta>
</office:document-meta>
</file>